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FreeSans2" svg:font-family="FreeSans" style:font-family-generic="modern" style:font-pitch="fixed"/>
    <style:font-face style:name="Nimbus Mono PS" svg:font-family="'Nimbus Mono PS'" style:font-family-generic="modern" style:font-pitch="fixed"/>
    <style:font-face style:name="FreeSerif" svg:font-family="FreeSerif" style:font-family-generic="roman" style:font-pitch="variable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ubtitle">
      <style:paragraph-properties fo:text-align="end" style:justify-single-word="false"/>
      <style:text-properties officeooo:rsid="0017d2f1" officeooo:paragraph-rsid="0017d2f1"/>
    </style:style>
    <style:style style:name="P2" style:family="paragraph" style:parent-style-name="Text_20_body">
      <style:paragraph-properties fo:text-align="end" style:justify-single-word="false"/>
      <style:text-properties officeooo:rsid="0017d2f1" officeooo:paragraph-rsid="0017d2f1"/>
    </style:style>
    <style:style style:name="P3" style:family="paragraph" style:parent-style-name="Text_20_body">
      <style:paragraph-properties fo:text-align="justify" style:justify-single-word="false"/>
      <style:text-properties style:font-name="FreeSerif" officeooo:paragraph-rsid="0017e1ec"/>
    </style:style>
    <style:style style:name="P4" style:family="paragraph" style:parent-style-name="Text_20_body">
      <style:paragraph-properties fo:text-align="justify" style:justify-single-word="false"/>
      <style:text-properties style:font-name="FreeSerif" officeooo:rsid="005e8c6f" officeooo:paragraph-rsid="005e8c6f"/>
    </style:style>
    <style:style style:name="P5" style:family="paragraph" style:parent-style-name="Text_20_body">
      <style:paragraph-properties fo:text-align="justify" style:justify-single-word="false"/>
      <style:text-properties style:font-name="FreeSerif" officeooo:rsid="005fa3ae" officeooo:paragraph-rsid="005fa3ae"/>
    </style:style>
    <style:style style:name="P6" style:family="paragraph" style:parent-style-name="Text_20_body">
      <style:paragraph-properties fo:text-align="justify" style:justify-single-word="false"/>
      <style:text-properties style:font-name="FreeSerif" fo:font-weight="normal" officeooo:rsid="00622683" officeooo:paragraph-rsid="00622683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style:font-name="FreeSerif" fo:font-weight="normal" officeooo:rsid="0064cf8e" officeooo:paragraph-rsid="0064cf8e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officeooo:paragraph-rsid="0067b9e1"/>
    </style:style>
    <style:style style:name="P9" style:family="paragraph" style:parent-style-name="Text_20_body">
      <style:paragraph-properties fo:text-align="justify" style:justify-single-word="false"/>
      <style:text-properties officeooo:paragraph-rsid="006e607a"/>
    </style:style>
    <style:style style:name="P10" style:family="paragraph" style:parent-style-name="Text_20_body">
      <style:paragraph-properties fo:text-align="justify" style:justify-single-word="false"/>
      <style:text-properties officeooo:paragraph-rsid="00708253"/>
    </style:style>
    <style:style style:name="P11" style:family="paragraph" style:parent-style-name="Text_20_body">
      <style:paragraph-properties fo:text-align="justify" style:justify-single-word="false"/>
      <style:text-properties officeooo:paragraph-rsid="0074a523"/>
    </style:style>
    <style:style style:name="P12" style:family="paragraph" style:parent-style-name="Text_20_body">
      <style:paragraph-properties fo:text-align="justify" style:justify-single-word="false"/>
      <style:text-properties officeooo:rsid="0069a084" officeooo:paragraph-rsid="0069a084"/>
    </style:style>
    <style:style style:name="P13" style:family="paragraph" style:parent-style-name="Text_20_body">
      <style:paragraph-properties fo:text-align="justify" style:justify-single-word="false"/>
      <style:text-properties officeooo:rsid="006cd4a0" officeooo:paragraph-rsid="006cd4a0"/>
    </style:style>
    <style:style style:name="P14" style:family="paragraph" style:parent-style-name="Text_20_body">
      <style:paragraph-properties fo:text-align="justify" style:justify-single-word="false"/>
      <style:text-properties officeooo:rsid="006d7e89" officeooo:paragraph-rsid="006d7e89"/>
    </style:style>
    <style:style style:name="P15" style:family="paragraph" style:parent-style-name="Text_20_body">
      <style:paragraph-properties fo:text-align="justify" style:justify-single-word="false"/>
      <style:text-properties officeooo:rsid="006eafbd" officeooo:paragraph-rsid="006eafbd"/>
    </style:style>
    <style:style style:name="P16" style:family="paragraph" style:parent-style-name="Text_20_body">
      <style:paragraph-properties fo:text-align="justify" style:justify-single-word="false"/>
      <style:text-properties officeooo:rsid="007017ca" officeooo:paragraph-rsid="007017ca"/>
    </style:style>
    <style:style style:name="P17" style:family="paragraph" style:parent-style-name="Text_20_body">
      <style:paragraph-properties fo:text-align="justify" style:justify-single-word="false"/>
      <style:text-properties officeooo:rsid="00703371" officeooo:paragraph-rsid="00703371"/>
    </style:style>
    <style:style style:name="P18" style:family="paragraph" style:parent-style-name="Text_20_body">
      <style:paragraph-properties fo:text-align="justify" style:justify-single-word="false"/>
      <style:text-properties officeooo:rsid="00735524" officeooo:paragraph-rsid="00735524"/>
    </style:style>
    <style:style style:name="P19" style:family="paragraph" style:parent-style-name="Title">
      <style:text-properties officeooo:rsid="0017d2f1" officeooo:paragraph-rsid="0017d2f1"/>
    </style:style>
    <style:style style:name="P20" style:family="paragraph" style:parent-style-name="Text_20_body">
      <style:paragraph-properties fo:text-align="justify" style:justify-single-word="false"/>
      <style:text-properties style:font-name="FreeSerif" fo:font-weight="normal" officeooo:rsid="006cd232" officeooo:paragraph-rsid="006cd232" style:font-weight-asian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FreeSerif" fo:font-weight="normal" officeooo:rsid="0074a523" officeooo:paragraph-rsid="0074a52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5fa3ae" style:font-weight-asian="normal" style:font-weight-complex="normal"/>
    </style:style>
    <style:style style:name="T3" style:family="text">
      <style:text-properties fo:font-weight="normal" officeooo:rsid="00610db9" style:font-weight-asian="normal" style:font-weight-complex="normal"/>
    </style:style>
    <style:style style:name="T4" style:family="text">
      <style:text-properties officeooo:rsid="0017e1ec"/>
    </style:style>
    <style:style style:name="T5" style:family="text">
      <style:text-properties officeooo:rsid="005e57e3"/>
    </style:style>
    <style:style style:name="T6" style:family="text">
      <style:text-properties officeooo:rsid="005e8c6f"/>
    </style:style>
    <style:style style:name="T7" style:family="text">
      <style:text-properties officeooo:rsid="006319b8"/>
    </style:style>
    <style:style style:name="T8" style:family="text">
      <style:text-properties officeooo:rsid="006607ca"/>
    </style:style>
    <style:style style:name="T9" style:family="text">
      <style:text-properties officeooo:rsid="00668740"/>
    </style:style>
    <style:style style:name="T10" style:family="text">
      <style:text-properties officeooo:rsid="0067b9e1"/>
    </style:style>
    <style:style style:name="T11" style:family="text">
      <style:text-properties style:font-name="FreeSerif" fo:font-weight="normal" style:font-weight-asian="normal" style:font-weight-complex="normal"/>
    </style:style>
    <style:style style:name="T12" style:family="text">
      <style:text-properties style:font-name="FreeSerif" fo:font-weight="normal" officeooo:rsid="0067b9e1" style:font-weight-asian="normal" style:font-weight-complex="normal"/>
    </style:style>
    <style:style style:name="T13" style:family="text">
      <style:text-properties style:font-name="FreeSerif" fo:font-weight="normal" officeooo:rsid="0069a084" style:font-weight-asian="normal" style:font-weight-complex="normal"/>
    </style:style>
    <style:style style:name="T14" style:family="text">
      <style:text-properties style:font-name="FreeSerif" fo:font-weight="normal" officeooo:rsid="006cd232" style:font-weight-asian="normal" style:font-weight-complex="normal"/>
    </style:style>
    <style:style style:name="T15" style:family="text">
      <style:text-properties style:font-name="FreeSerif" fo:font-weight="normal" officeooo:rsid="006d7e89" style:font-weight-asian="normal" style:font-weight-complex="normal"/>
    </style:style>
    <style:style style:name="T16" style:family="text">
      <style:text-properties style:font-name="FreeSerif" fo:font-weight="normal" officeooo:rsid="006e607a" style:font-weight-asian="normal" style:font-weight-complex="normal"/>
    </style:style>
    <style:style style:name="T17" style:family="text">
      <style:text-properties style:font-name="FreeSerif" fo:font-weight="normal" officeooo:rsid="006eafbd" style:font-weight-asian="normal" style:font-weight-complex="normal"/>
    </style:style>
    <style:style style:name="T18" style:family="text">
      <style:text-properties style:font-name="FreeSerif" fo:font-weight="normal" officeooo:rsid="006fff94" style:font-weight-asian="normal" style:font-weight-complex="normal"/>
    </style:style>
    <style:style style:name="T19" style:family="text">
      <style:text-properties style:font-name="FreeSerif" fo:font-weight="normal" officeooo:rsid="00703371" style:font-weight-asian="normal" style:font-weight-complex="normal"/>
    </style:style>
    <style:style style:name="T20" style:family="text">
      <style:text-properties style:font-name="FreeSerif" fo:font-weight="normal" officeooo:rsid="00708253" style:font-weight-asian="normal" style:font-weight-complex="normal"/>
    </style:style>
    <style:style style:name="T21" style:family="text">
      <style:text-properties style:font-name="FreeSerif" fo:font-weight="normal" officeooo:rsid="00735524" style:font-weight-asian="normal" style:font-weight-complex="normal"/>
    </style:style>
    <style:style style:name="T22" style:family="text">
      <style:text-properties style:font-name="FreeSerif" fo:font-weight="normal" officeooo:rsid="0074a523" style:font-weight-asian="normal" style:font-weight-complex="normal"/>
    </style:style>
    <style:style style:name="T23" style:family="text">
      <style:text-properties style:font-name="FreeSerif" fo:font-weight="normal" officeooo:rsid="0074aeed" style:font-weight-asian="normal" style:font-weight-complex="normal"/>
    </style:style>
    <style:style style:name="T24" style:family="text">
      <style:text-properties style:font-name="FreeSerif" fo:font-weight="normal" officeooo:rsid="0076ee31" style:font-weight-asian="normal" style:font-weight-complex="normal"/>
    </style:style>
    <style:style style:name="T25" style:family="text">
      <style:text-properties officeooo:rsid="0075f0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Portfólio – Redes de Computadores</text:p>
      <text:p text:style-name="P1">Gabriel Gian, <text:span text:style-name="T5">4</text:span>° período</text:p>
      <text:p text:style-name="P2"/>
      <text:h text:style-name="Heading_20_1" text:outline-level="1">Lista</text:h>
      <text:p text:style-name="Text_20_body"/>
      <text:p text:style-name="P3"><text:span text:style-name="T4">1) </text:span><text:span text:style-name="T6">Um desenvolvedor pode optar pelo protocolo UDP a despeito do TCP por questões de facilidade de implementação e aumento na velocidade de transferência devido à não-orientação a conexões. Isto obviamente tem seu peso em questões de segurança e entrega de dados, mas um desenvolvedor que escolhe tal protocolo é ciente das desvantagens e, se escolhe implementar mesmo assim, é devido à possibilidade, daquele caso de uso específico, de sacrificar tais elementos.</text:span></text:p>
      <text:p text:style-name="P4">2) <text:span text:style-name="T2">A facilidade de implementação do UDP é uma grande facilitadora, e em casos como o tráfego de voz ou vídeo, que são permissivos com a perda de pacotes (o que é uma leve falha na voz ou um quadro perdido em um vídeo, no final das contas?), é mais sábio implementar um protocolo com menos garantias e mais velocidade como o UDP.</text:span></text:p>
      <text:p text:style-name="P5"><text:span text:style-name="T1">3) </text:span><text:span text:style-name="T3">Sim. O UDP é dotado de um sistema de checksums, que fornece um valor a ser somado, do lado do cliente, e, ao efetuar a soma binária do lado do servidor, e enviar o resultado novamente ao cliente, é possível determinar se ocorreram erros de corrompimento de dados ou mesmo de perda e reenviar o pacote.</text:span></text:p>
      <text:p text:style-name="P6">4) <text:span text:style-name="T7">Não. A porta 80 recebe requisições TCP e, após estabelecer uma conexão com o cliente, direciona a conexão para uma outra porta criada pelo SO. Desse modo, os computadores A e B estão conectados de portas diferentes.</text:span></text:p>
      <text:p text:style-name="P7">5) <text:span text:style-name="T25">Número da porta y para o da porta x.</text:span></text:p>
      <text:p text:style-name="P7">7) <text:span text:style-name="T8">Comunicação lógica significa uma camada de abstração </text:span><text:span text:style-name="T9">na comunicação entre duas aplicações – </text:span><text:span text:style-name="T10">isto quer dizer que, apesar de fisicamente conectados, não é necessário o conhecimento de nada abaixo da camada de transporte para que a conexão seja estabelecida entre as aplicalções.</text:span></text:p>
      <text:p text:style-name="P8"><text:span text:style-name="T12">8) </text:span><text:span text:style-name="T13">Os serviços oferecidos pelo protocolo TCP são: HTTP, HTTPS, SMTP, Telnet e SSH.</text:span></text:p>
      <text:p text:style-name="P12"><text:span text:style-name="T11">9) </text:span><text:span text:style-name="T14">São serviços responsáveis por dividir os dados a serem enviados pela rede em pacotes, endereçá-los com cabeçalhos, e realocá-los no dado original, respectivamente.</text:span></text:p>
      <text:p text:style-name="P20">10) Porque ele não requer uma conexão única entre um socket e um cliente – um servidor UDP pode receber datagramas de diversos clientes pelo mesmo socket. Essa efemeridade é ausente nos protocolos orientados a conexão como o TCP.</text:p>
      <text:p text:style-name="P13"><text:soft-page-break/><text:span text:style-name="T14">1</text:span><text:span text:style-name="T11">1) </text:span><text:span text:style-name="T15">As portas de origem e destino especificam as portas desejadas para a troca de mensagens entre os clientes.</text:span></text:p>
      <text:p text:style-name="P14"><text:span text:style-name="T11">12) Porque o protocolo TCP </text:span><text:span text:style-name="T16">fornece uma série de garantias de segurança sobre os datagramas, mas como opera na camada de transporte, ao fornecê-los à camada de rede, utiliza o protocolo IP para enviá-los, embora a camada de rede não seja confiável.</text:span></text:p>
      <text:p text:style-name="P9"><text:span text:style-name="T16">13) </text:span><text:span text:style-name="T17">O round trip time é o tempo aproximado entre o envio de um pacote e seu recebimento no hospedeiro de origem.</text:span></text:p>
      <text:p text:style-name="P15"><text:span text:style-name="T11">14) </text:span><text:span text:style-name="T18">Um checksum é utilizado para a checagem de comprometimento nos dados enviados por uma rede. O checksum envia um valor a ser somado binariamente no host de destino. Ao receber o pacote, o host destinatário efetua uma operação de soma do checksum com um outro número fornecido e envia o resultado de volta para o host de origem. Caso o resultado da soma retorne um valor diferente do obtido pela soma do host de origem, é um indicador de comprometimento binário do datagrama enviado, criando a necessidade de reenviar o mesmo pois se encontra corrompido.</text:span></text:p>
      <text:p text:style-name="P16"><text:span text:style-name="T18">1</text:span><text:span text:style-name="T11">5) </text:span><text:span text:style-name="T19">Uma vantagem é a ausência de um buffer no receptor, o que torna a implementação da abordagem Volta-N mais simplificado e facilitado.</text:span></text:p>
      <text:p text:style-name="P17"><text:span text:style-name="T11">16) </text:span><text:span text:style-name="T20">Uma vantagem é que, havendo um segmento em falta no host receptor, essa abordagem provê novamente apenas o segmento em falta – sem a necessidade de reenviar todos os segmentos.</text:span></text:p>
      <text:p text:style-name="P10"><text:span text:style-name="T20">17) </text:span><text:span text:style-name="T11">No tipo "para e espera", somente uma mensagem é transmitida, enquanto no "janelas deslizantes", </text:span><text:span text:style-name="T21">diversas</text:span><text:span text:style-name="T11"> mensagens </text:span><text:span text:style-name="T21">podem ser</text:span><text:span text:style-name="T11"> enviadas ao mesmo tempo, otimizando a utilização do link.</text:span></text:p>
      <text:p text:style-name="P18"><text:span text:style-name="T11">18) </text:span><text:span text:style-name="T22">Um segmento é a divisão de uma rede em subseções, que não constituem sozinhos uma rede, mas apenas se considerados como um todo.</text:span></text:p>
      <text:p text:style-name="P11"><text:span text:style-name="T24">19</text:span><text:span text:style-name="T22">) </text:span><text:span text:style-name="T11">Não, pois nem toda a banda utilizada está enviando dados originais, e o TCP envia pacotes quando for </text:span><text:span text:style-name="T23">propício –</text:span><text:span text:style-name="T11"> o que não significa que </text:span><text:span text:style-name="T23">será no momento em que o dado estiver</text:span><text:span text:style-name="T11"> pronto, eliminando assim o envio em tempo real.</text:span>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FreeSans2" svg:font-family="FreeSans" style:font-family-generic="modern" style:font-pitch="fixed"/>
    <style:font-face style:name="Nimbus Mono PS" svg:font-family="'Nimbus Mono PS'" style:font-family-generic="modern" style:font-pitch="fixed"/>
    <style:font-face style:name="FreeSerif" svg:font-family="FreeSerif" style:font-family-generic="roman" style:font-pitch="variable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pt" fo:country="BR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pt" fo:country="BR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1" fo:font-family="'Nimbus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2T09:04:01.412402203</meta:creation-date>
    <dc:date>2020-11-15T10:52:43.583880082</dc:date>
    <meta:editing-duration>PT3H4M40S</meta:editing-duration>
    <meta:editing-cycles>65</meta:editing-cycles>
    <meta:generator>LibreOffice/7.0.3.1$Linux_X86_64 LibreOffice_project/00$Build-1</meta:generator>
    <meta:document-statistic meta:table-count="0" meta:image-count="0" meta:object-count="0" meta:page-count="2" meta:paragraph-count="21" meta:word-count="692" meta:character-count="4053" meta:non-whitespace-character-count="3377"/>
  </office:meta>
</office:document-meta>
</file>